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FreeSans2" svg:font-family="FreeSans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</style:style>
    <style:style style:name="pr2" style:family="presentation" style:parent-style-name="Impress-subtitle">
      <style:graphic-properties draw:fill-color="#ffffff" fo:min-height="3.952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333333" style:text-outline="false" style:text-line-through-style="none" style:text-line-through-type="none" style:font-name="Noto Sans Regular4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Noto Sans Regular4" fo:font-size="28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text-line-through-style="none" style:text-line-through-type="none" style:font-name="Noto Sans Regular4" fo:font-size="28pt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8pt" style:font-size-asian="15pt" style:font-size-complex="15pt"/>
    </style:style>
    <style:style style:name="T7" style:family="text">
      <style:text-properties fo:color="#333333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908cm" svg:x="2.2cm" svg:y="9.274cm" presentation:class="title" presentation:user-transformed="true">
          <draw:text-box>
            <text:p>Morphophonology of Mordvinic Nominal Plural Forms</text:p>
          </draw:text-box>
        </draw:frame>
        <draw:frame presentation:style-name="pr2" draw:text-style-name="P2" draw:layer="layout" svg:width="23.8cm" svg:height="3.952cm" svg:x="2.2cm" svg:y="15.18cm" presentation:class="subtitle" presentation:user-transformed="true">
          <draw:text-box>
            <text:p text:style-name="P1">Mikhail Voronov, 153</text:p>
            <text:p text:style-name="P1">Scientific Supervisor:</text:p>
            <text:p><text:s text:c="2"/>Mikhail Zhivlov, Ph. D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ro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he Mordvinic languages: Erzya and Moksha</text:p>
              </text:list-item>
              <text:list-item>
                <text:p>Morphophonology: Russian style [Иткин 2007]</text:p>
              </text:list-item>
              <text:list-item>
                <text:p>A certain morphophonological pro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trodu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minal stems in the Mordvinic languages [Rueter 2010], [Zhivlov 2013]:</text:p>
              </text:list-item>
              <text:list-item>
                <text:p>1) consonant</text:p>
                <text:list>
                  <text:list-item>
                    <text:p>sg. <text:span text:style-name="T1">vaks</text:span> „span“ and pl. <text:span text:style-name="T1">vaks-t</text:span></text:p>
                  </text:list-item>
                </text:list>
              </text:list-item>
              <text:list-item>
                <text:p>2) consonant (+ vowel)</text:p>
                <text:list>
                  <text:list-item>
                    <text:p>sg. <text:span text:style-name="T1">pang-o</text:span> „mushroom“ and pl. <text:span text:style-name="T1">pang-t</text:span></text:p>
                  </text:list-item>
                </text:list>
              </text:list-item>
              <text:list-item>
                <text:p>3) vowel</text:p>
                <text:list>
                  <text:list-item>
                    <text:p>sg. <text:span text:style-name="T1">tundo</text:span> „spring“ and pl. <text:span text:style-name="T1">tundo-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iterature review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[Бубрих 1953] on Erzya</text:p>
              </text:list-item>
              <text:list-item>
                <text:p>Vowel drop</text:p>
              </text:list-item>
              <text:list-item>
                <text:p>Happened before voiceless consonants</text:p>
              </text:list-item>
              <text:list-item>
                <text:p>In some cases the vowel recovered</text:p>
              </text:list-item>
              <text:list-item>
                <text:p>The drop is sustained mainly after <text:span text:style-name="T1">g, k,</text:span> <text:span text:style-name="T1">d, d', t, t'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iterature review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[Zhivlov 2013] on Erzya</text:p>
              </text:list-item>
              <text:list-item>
                <text:p>1) consonant</text:p>
                <text:list>
                  <text:list-item>
                    <text:p>Stems that end with:</text:p>
                    <text:list>
                      <text:list-item>
                        <text:p>A single consonant (except for <text:span text:style-name="T1">p, t, k</text:span>)</text:p>
                      </text:list-item>
                      <text:list-item>
                        <text:p>A consonant cluster <text:span text:style-name="T1">ks</text:span> or <text:span text:style-name="T1">kš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iterature review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[Zhivlov 2013] on Erzya</text:p>
              </text:list-item>
              <text:list-item>
                <text:p>2) consonant (+ vowel)</text:p>
                <text:list>
                  <text:list-item>
                    <text:p>Stems that end with:</text:p>
                    <text:list>
                      <text:list-item>
                        <text:p>A single consonant <text:span text:style-name="T1">p, t</text:span> or <text:span text:style-name="T1">k</text:span></text:p>
                      </text:list-item>
                      <text:list-item>
                        <text:p><text:span text:style-name="T2">A consonant cluster (except for </text:span><text:span text:style-name="T3">ks</text:span><text:span text:style-name="T4"> and </text:span><text:span text:style-name="T3">kš</text:span><text:span text:style-name="T5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iterature review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[Козлов 2018] on Moksha</text:p>
              </text:list-item>
              <text:list-item>
                <text:p text:style-name="P3">The vowel is mostly dropped if stem ends with <text:span text:style-name="T1">p, k, g, c, c', x</text:span> or <text:span text:style-name="T1">č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earch objectiv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escribe the stem distribution synchronically.</text:p>
              </text:list-item>
              <text:list-item>
                <text:p>Describe the evolution of the distribu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etho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cess the dictionary data</text:p>
                <text:list>
                  <text:list-item>
                    <text:p>Moksha: [МРС 1998]</text:p>
                  </text:list-item>
                  <text:list-item>
                    <text:p>Erzya: [ЭРС 1993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nticipated resul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1. There is a (morpho)phonological description for the distribution of stems in all the three languages: Moksha, Erzya and Proto-Mordvinic.</text:p>
              </text:list-item>
              <text:list-item>
                <text:p>2. Both modern Mordvinic languages developed different systems of nominal stem distribution that do not coincide with the Proto-Mordvinic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nticipated resul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3. In both modern Mordvinic langiages the hidden vowel is just dictionary information while in the Proto-Mordvinic language stems were distributed by some (morpho)phonological rule.</text:p>
              </text:list-item>
              <text:list-item>
                <text:p>4. In all the three languages the hidden vowel is just dictionary information and the distribution cannot be explained with (morpho)phonolog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uture research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morphophonology of the Uralic languages is not described well enough to be projected to the proto-languages of subfamilies of the Uralic family.</text:p>
              </text:list-item>
              <text:list-item>
                <text:p>My research is an attempt to fill this gap. </text:p>
              </text:list-item>
              <text:list-item>
                <text:p>In the future, I plan to extend the study to the similar process in verb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ibliograph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">[Rueter 2010] – Rueter, J. M. (2010). Adnominal person in the morphological system of Erzya. Helsinki: Société Finno-Ougrienne.</text:span></text:p>
              </text:list-item>
              <text:list-item>
                <text:p><text:span text:style-name="T7">[</text:span><text:span text:style-name="T6">Zhivlov 2013] – Zhivlov, M. (2013). К вопросу об эрзянском вокализме второго слога. Retrieved from </text:span><text:span text:style-name="T6"><text:a xlink:href="http://www.academia.edu/9489485/К_вопросу_об_эрзянском_вокализме_второго_слога" xlink:type="simple">http://www.academia.edu/9489485/К_вопросу_об_эрзянском_вокализме_второго_слога</text:a></text:span></text:p>
              </text:list-item>
              <text:list-item>
                <text:p><text:span text:style-name="T6">[Иткин 2007] – Иткин, И. (2007). Русская морфонология. Москва: Гнозис.</text:span></text:p>
              </text:list-item>
              <text:list-item>
                <text:p text:style-name="P3"><text:span text:style-name="T6">[Козлов 2018] – Козлов, Л.С. (2018). Personal correspondence.</text:span></text:p>
              </text:list-item>
              <text:list-item>
                <text:p text:style-name="P3"><text:span text:style-name="T6">[МРС 1998] – Серебренников, Б.А. (1998). Мокшанско-русский словарь. Москва: Русский язык, Дигора.</text:span></text:p>
              </text:list-item>
              <text:list-item>
                <text:p><text:span text:style-name="T6">[ЭРС 1998] – Серебренников, Б.А. (1993). Эрзянско-русский словарь. Москва: Русский язык, Дигора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FreeSans2" svg:font-family="FreeSans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1" style:font-family-asian="FreeSan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21:30:54.020453086</meta:creation-date>
    <meta:editing-duration>PT47M35S</meta:editing-duration>
    <meta:editing-cycles>11</meta:editing-cycles>
    <meta:generator>LibreOffice/6.1.5.2$Linux_X86_64 LibreOffice_project/10$Build-2</meta:generator>
    <dc:title>Impress</dc:title>
    <dc:date>2019-03-26T11:44:56.900729032</dc:date>
    <meta:document-statistic meta:object-count="86"/>
  </office:meta>
</office:document-meta>
</file>